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23d" officeooo:paragraph-rsid="0004f23d"/>
    </style:style>
    <style:style style:name="P2" style:family="paragraph" style:parent-style-name="Standard" style:list-style-name="L1">
      <style:text-properties officeooo:rsid="0004f23d" officeooo:paragraph-rsid="0004f23d"/>
    </style:style>
    <style:style style:name="P3" style:family="paragraph" style:parent-style-name="Standard" style:list-style-name="L4">
      <style:text-properties officeooo:rsid="0004f23d" officeooo:paragraph-rsid="0004f23d"/>
    </style:style>
    <style:style style:name="P4" style:family="paragraph" style:parent-style-name="Standard" style:list-style-name="L5">
      <style:text-properties officeooo:rsid="0004f23d" officeooo:paragraph-rsid="0004f23d"/>
    </style:style>
    <style:style style:name="P5" style:family="paragraph" style:parent-style-name="Standard" style:list-style-name="L6">
      <style:text-properties officeooo:rsid="0004f23d" officeooo:paragraph-rsid="0004f23d"/>
    </style:style>
    <style:style style:name="P6" style:family="paragraph" style:parent-style-name="Standard" style:list-style-name="L7">
      <style:text-properties officeooo:rsid="0004f23d" officeooo:paragraph-rsid="0004f23d"/>
    </style:style>
    <style:style style:name="P7" style:family="paragraph" style:parent-style-name="Standard" style:list-style-name="L8">
      <style:text-properties officeooo:rsid="0004f23d" officeooo:paragraph-rsid="0005b9aa"/>
    </style:style>
    <style:style style:name="P8" style:family="paragraph" style:parent-style-name="Standard" style:list-style-name="L9">
      <style:text-properties officeooo:rsid="0006eab9" officeooo:paragraph-rsid="0006eab9"/>
    </style:style>
    <style:style style:name="P9" style:family="paragraph" style:parent-style-name="Standard" style:list-style-name="L1">
      <style:text-properties officeooo:rsid="0006eab9" officeooo:paragraph-rsid="0006eab9"/>
    </style:style>
    <style:style style:name="P10" style:family="paragraph" style:parent-style-name="Standard" style:list-style-name="L9">
      <style:text-properties officeooo:rsid="00070088" officeooo:paragraph-rsid="00070088"/>
    </style:style>
    <style:style style:name="P11" style:family="paragraph" style:parent-style-name="Standard" style:list-style-name="L5">
      <style:text-properties officeooo:rsid="00070088" officeooo:paragraph-rsid="00070088"/>
    </style:style>
    <style:style style:name="P12" style:family="paragraph" style:parent-style-name="Standard" style:list-style-name="L6">
      <style:text-properties officeooo:rsid="00070088" officeooo:paragraph-rsid="00070088"/>
    </style:style>
    <style:style style:name="P13" style:family="paragraph" style:parent-style-name="Standard" style:list-style-name="L7">
      <style:text-properties officeooo:rsid="0007fe9f" officeooo:paragraph-rsid="0007fe9f"/>
    </style:style>
    <style:style style:name="P14" style:family="paragraph" style:parent-style-name="Standard" style:list-style-name="L3">
      <style:text-properties officeooo:rsid="0007fe9f" officeooo:paragraph-rsid="0007fe9f"/>
    </style:style>
    <style:style style:name="P15" style:family="paragraph" style:parent-style-name="Standard" style:list-style-name="L1">
      <style:text-properties officeooo:rsid="0007fe9f" officeooo:paragraph-rsid="0007fe9f"/>
    </style:style>
    <style:style style:name="P16" style:family="paragraph" style:parent-style-name="Standard" style:list-style-name="L13">
      <style:paragraph-properties fo:margin-left="0.9846in" fo:margin-right="0in" fo:text-indent="-0.25in" style:auto-text-indent="false"/>
      <style:text-properties officeooo:rsid="0006eab9" officeooo:paragraph-rsid="0006eab9"/>
    </style:style>
    <style:style style:name="P17" style:family="paragraph" style:parent-style-name="Standard" style:list-style-name="L14">
      <style:paragraph-properties fo:margin-left="0.9846in" fo:margin-right="0in" fo:text-indent="-0.25in" style:auto-text-indent="false"/>
      <style:text-properties officeooo:rsid="00070088" officeooo:paragraph-rsid="00070088"/>
    </style:style>
    <style:style style:name="P18" style:family="paragraph" style:parent-style-name="Standard" style:list-style-name="L15">
      <style:paragraph-properties fo:margin-left="0.9846in" fo:margin-right="0in" fo:text-indent="-0.25in" style:auto-text-indent="false"/>
      <style:text-properties officeooo:rsid="00070088" officeooo:paragraph-rsid="00070088"/>
    </style:style>
    <style:style style:name="P19" style:family="paragraph" style:parent-style-name="Standard" style:list-style-name="L15">
      <style:paragraph-properties fo:margin-left="0.9846in" fo:margin-right="0in" fo:text-indent="-0.25in" style:auto-text-indent="false"/>
      <style:text-properties officeooo:rsid="0007fe9f" officeooo:paragraph-rsid="0007fe9f"/>
    </style:style>
    <style:style style:name="P20" style:family="paragraph" style:parent-style-name="Standard" style:list-style-name="L17">
      <style:paragraph-properties fo:margin-left="0.9846in" fo:margin-right="0in" fo:text-indent="-0.25in" style:auto-text-indent="false"/>
      <style:text-properties officeooo:rsid="0007fe9f" officeooo:paragraph-rsid="0007fe9f"/>
    </style:style>
    <style:style style:name="P21" style:family="paragraph" style:parent-style-name="Standard" style:list-style-name="L18">
      <style:paragraph-properties fo:margin-left="0.9846in" fo:margin-right="0in" fo:text-indent="-0.25in" style:auto-text-indent="false"/>
      <style:text-properties officeooo:rsid="0007fe9f" officeooo:paragraph-rsid="0007fe9f"/>
    </style:style>
    <style:style style:name="P22" style:family="paragraph" style:parent-style-name="Standard" style:list-style-name="L20">
      <style:paragraph-properties fo:margin-left="0.9846in" fo:margin-right="0in" fo:text-indent="-0.25in" style:auto-text-indent="false"/>
      <style:text-properties officeooo:rsid="0007fe9f" officeooo:paragraph-rsid="0007fe9f"/>
    </style:style>
    <style:style style:name="P23" style:family="paragraph" style:parent-style-name="Standard" style:list-style-name="L21">
      <style:paragraph-properties fo:margin-left="0.9846in" fo:margin-right="0in" fo:text-indent="-0.25in" style:auto-text-indent="false"/>
      <style:text-properties officeooo:rsid="0007fe9f" officeooo:paragraph-rsid="0007fe9f"/>
    </style:style>
    <style:style style:name="P24" style:family="paragraph" style:parent-style-name="Standard" style:list-style-name="L22">
      <style:paragraph-properties fo:margin-left="0.9846in" fo:margin-right="0in" fo:text-indent="-0.25in" style:auto-text-indent="false"/>
      <style:text-properties officeooo:rsid="0007fe9f" officeooo:paragraph-rsid="0007fe9f"/>
    </style:style>
    <style:style style:name="T1" style:family="text">
      <style:text-properties officeooo:rsid="0006ea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aletta</text:p>
      <text:p text:style-name="P1"/>
      <text:list xml:id="list4678414938253940540" text:style-name="L1">
        <text:list-item>
          <text:p text:style-name="P2">Introduzione</text:p>
        </text:list-item>
      </text:list>
      <text:list xml:id="list3151345175092831261" text:style-name="L8">
        <text:list-item>
          <text:p text:style-name="P7">Perchè i droni sono un hot-topic del momento</text:p>
        </text:list-item>
        <text:list-item>
          <text:p text:style-name="P7">usi principali dei droni e ambiti di impiego, sia in ambito civile che militare</text:p>
          <text:list>
            <text:list-item>
              <text:p text:style-name="P7">ricerca, monitoraggio, trasporto oggetti, relay, network recovery, etc. Focus su search &amp; rescue.</text:p>
            </text:list-item>
          </text:list>
        </text:list-item>
      </text:list>
      <text:list xml:id="list122851544612641" text:continue-list="list4678414938253940540" text:style-name="L1">
        <text:list-item>
          <text:p text:style-name="P2">Droni</text:p>
        </text:list-item>
      </text:list>
      <text:list xml:id="list5843808274307809291" text:style-name="L13">
        <text:list-item>
          <text:p text:style-name="P16">introduzione al drone: cos'è, come è fatto, funzionamento</text:p>
        </text:list-item>
        <text:list-item>
          <text:p text:style-name="P16">limiti: alimentazione, autonomia, payload</text:p>
        </text:list-item>
        <text:list-item>
          <text:p text:style-name="P16">come procede il loro sviluppo tecnologico</text:p>
        </text:list-item>
        <text:list-item>
          <text:p text:style-name="P16">modelli MILP per modellarne il funzionamento</text:p>
        </text:list-item>
        <text:list-item>
          <text:p text:style-name="P16">volo in stormo, accenno al problema e alla sua soluzione</text:p>
        </text:list-item>
      </text:list>
      <text:list xml:id="list122850706264366" text:continue-list="list122851544612641" text:style-name="L1">
        <text:list-item>
          <text:p text:style-name="P9">Droni nel networking</text:p>
        </text:list-item>
      </text:list>
      <text:list xml:id="list6844287523574778823" text:style-name="L9">
        <text:list-item>
          <text:p text:style-name="P8">drone con Access Point integrato, come si fa, pro e contro</text:p>
        </text:list-item>
        <text:list-item>
          <text:p text:style-name="P10">perché usarli e <text:span text:style-name="T1">casi studio</text:span></text:p>
        </text:list-item>
      </text:list>
      <text:list xml:id="list122850057902156" text:continue-list="list122850706264366" text:style-name="L1">
        <text:list-item>
          <text:p text:style-name="P2">Reti FANET</text:p>
        </text:list-item>
      </text:list>
      <text:list xml:id="list8613847463136984252" text:style-name="L14">
        <text:list-item>
          <text:p text:style-name="P17">introduzione: reti ad-hoc: descrizione e differenze rispetto reti tradizionali (managed), pro e contro</text:p>
        </text:list-item>
        <text:list-item>
          <text:p text:style-name="P17">reti MANET (veicoli) e FANET (droni) : descrizione della struttura, opportunità, caratteristiche uniche, usi, differenze con reti ad-hoc standard, tipi di protocolli e necessità di protocolli ad-hoc per il routing</text:p>
        </text:list-item>
      </text:list>
      <text:list xml:id="list122850641360512" text:continue-list="list122850057902156" text:style-name="L1">
        <text:list-item>
          <text:p text:style-name="P2">Formulazione del problema</text:p>
        </text:list-item>
      </text:list>
      <text:list xml:id="list4763419070851349366" text:style-name="L5">
        <text:list-item>
          <text:p text:style-name="P4">related works</text:p>
        </text:list-item>
        <text:list-item>
          <text:p text:style-name="P11">scenario</text:p>
        </text:list-item>
        <text:list-item>
          <text:p text:style-name="P4">assunzioni</text:p>
        </text:list-item>
      </text:list>
      <text:list xml:id="list122850593099518" text:continue-list="list122850641360512" text:style-name="L1">
        <text:list-item>
          <text:p text:style-name="P2">Descrizione dei problemi in letteratura con modelli</text:p>
        </text:list-item>
      </text:list>
      <text:list xml:id="list1904659537794884992" text:style-name="L6">
        <text:list-item>
          <text:p text:style-name="P5">multi commodity flows</text:p>
        </text:list-item>
        <text:list-item>
          <text:p text:style-name="P5">hub location </text:p>
        </text:list-item>
        <text:list-item>
          <text:p text:style-name="P5">multilevel network</text:p>
        </text:list-item>
        <text:list-item>
          <text:p text:style-name="P12">fusione degli aspetti di questi tre problemi per il modello finale</text:p>
        </text:list-item>
      </text:list>
      <text:list xml:id="list122851237970757" text:continue-list="list122850593099518" text:style-name="L1">
        <text:list-item>
          <text:p text:style-name="P2">Interferenza radio e sua stima</text:p>
        </text:list-item>
      </text:list>
      <text:list xml:id="list1823350522901070182" text:style-name="L15">
        <text:list-item>
          <text:p text:style-name="P18">intro: cos'è l'interferenza radio e da cosa è composta</text:p>
        </text:list-item>
        <text:list-item>
          <text:p text:style-name="P18">interferenza nelle reti wireless, descrizione, difficoltà nella sua stima e soluzioni (casis tudio)</text:p>
        </text:list-item>
        <text:list-item>
          <text:p text:style-name="P18">radio propagation model: descrizione, uso. </text:p>
        </text:list-item>
        <text:list-item>
          <text:p text:style-name="P18">Modelli presi in esame per il modello MILP</text:p>
        </text:list-item>
        <text:list-item>
          <text:p text:style-name="P19">modello di interferenza adottato</text:p>
        </text:list-item>
      </text:list>
      <text:list xml:id="list122850008219687" text:continue-list="list122851237970757" text:style-name="L1">
        <text:list-item>
          <text:p text:style-name="P2">Progettazione del modello</text:p>
        </text:list-item>
      </text:list>
      <text:list xml:id="list1673584967940054946" text:style-name="L17">
        <text:list-item>
          <text:p text:style-name="P20">tutte le fasi dello sviluppo del modello, motivazioni per tutte le modifiche principali fatte, assunzioni</text:p>
        </text:list-item>
        <text:list-item>
          <text:p text:style-name="P20">descrizione vincoli</text:p>
        </text:list-item>
        <text:list-item>
          <text:p text:style-name="P20">formulazioni alternative finali</text:p>
        </text:list-item>
        <text:list-item>
          <text:p text:style-name="P20">stima big M </text:p>
        </text:list-item>
        <text:list-item>
          <text:p text:style-name="P20">assenza data sets in letteratura, creazione di istanze ad-hoc</text:p>
        </text:list-item>
      </text:list>
      <text:list xml:id="list122850592566631" text:continue-list="list122850008219687" text:style-name="L1">
        <text:list-item>
          <text:p text:style-name="P2">Test con metodi esatti</text:p>
        </text:list-item>
      </text:list>
      <text:list xml:id="list8589633497937459257" text:style-name="L7">
        <text:list-item>
          <text:p text:style-name="P6">descrizione CPLEX</text:p>
        </text:list-item>
        <text:list-item>
          <text:p text:style-name="P6">configurazione</text:p>
        </text:list-item>
        <text:list-item>
          <text:p text:style-name="P6">problemi incontrati (tempo, memoria) e come sono stati risolti</text:p>
        </text:list-item>
        <text:list-item>
          <text:p text:style-name="P13">ipotesi su cause lentezza</text:p>
        </text:list-item>
        <text:list-item>
          <text:p text:style-name="P13"><text:soft-page-break/>dati e considerazioni</text:p>
        </text:list-item>
      </text:list>
      <text:list xml:id="list122850383110977" text:continue-list="list122850592566631" text:style-name="L1">
        <text:list-item>
          <text:p text:style-name="P2">Metodi esatti VS euristiche</text:p>
        </text:list-item>
      </text:list>
      <text:list xml:id="list9211320440600611523" text:style-name="L18">
        <text:list-item>
          <text:p text:style-name="P21">introduzione alle euristiche, pro e contro</text:p>
        </text:list-item>
      </text:list>
      <text:list xml:id="list122851434447965" text:continue-list="list122850383110977" text:style-name="L1">
        <text:list-item>
          <text:p text:style-name="P2">Sviluppo euristica</text:p>
        </text:list-item>
      </text:list>
      <text:list xml:id="list6020170160364219759" text:style-name="L21">
        <text:list-item>
          <text:p text:style-name="P23">necessità di euristica per il modello</text:p>
        </text:list-item>
        <text:list-item>
          <text:p text:style-name="P23">test su eliminazione variabili</text:p>
        </text:list-item>
        <text:list-item>
          <text:p text:style-name="P23">rilassamento continuo</text:p>
        </text:list-item>
        <text:list-item>
          <text:p text:style-name="P23">sviluppo euristica</text:p>
        </text:list-item>
      </text:list>
      <text:list xml:id="list122851206918993" text:continue-list="list122851434447965" text:style-name="L1">
        <text:list-item>
          <text:p text:style-name="P15">Confronto tra i due criteri di risoluzione</text:p>
        </text:list-item>
      </text:list>
      <text:list xml:id="list4491577218759650804" text:style-name="L20">
        <text:list-item>
          <text:p text:style-name="P22">dati e considerazioni, confronto con risultati del metodo esatto</text:p>
        </text:list-item>
      </text:list>
      <text:list xml:id="list122850742925443" text:continue-list="list122851206918993" text:style-name="L1">
        <text:list-item>
          <text:p text:style-name="P15">Future works e conclusioni</text:p>
        </text:list-item>
      </text:list>
      <text:list xml:id="list3696285853885299397" text:style-name="L22">
        <text:list-item>
          <text:p text:style-name="P24"/>
        </text:list-item>
      </text:list>
      <text:list xml:id="list1979847537311735641" text:style-name="L4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1:59:44.005246335</meta:creation-date>
    <dc:date>2016-10-28T12:28:49.348545523</dc:date>
    <meta:editing-duration>PT17M2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55" meta:word-count="370" meta:character-count="2249" meta:non-whitespace-character-count="1984"/>
  </office:meta>
</office:document-meta>
</file>